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BarRendererBase.encodeEnd( FacesContext context , UIComponent ui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oolBarRendererBase.getLabelPosition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arRendererBase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olBarRendererBase.renderSelectOne( FacesContext facesContext , UICommand command , TobagoResponseWriter writer , boolean first , boolean las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ToolBarRendererBase.getIconClass( String icon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arRendererBase.renderToolbarCommand( FacesContext facesContext , final UICommand command , TobagoResponseWriter writer , boolean first , boolean la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olBarRendererBase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arRendererBase.renderToolbarButton( FacesContext facesContext , final UICommand command , TobagoResponseWriter writer , boolean first , boolean last , boolean selected , String onClick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ToolBarRendererBase.renderPopupTd( FacesContext facesContext , TobagoResponseWriter writer , UIComponent command , UIComponent popupMenu , boolean labelBotto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oolBarRendererBase.getIconSize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olBarRendererBase.renderAnchorBegin( FacesContext facesContext , TobagoResponseWriter writer , final UICommand command , final LabelWithAccessKey label , final boolean disabl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oolBarRendererBase.createOnClick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olBarRendererBase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olBarRendererBase.renderSelectBoolean( FacesContext facesContext , UICommand command , TobagoResponseWriter writer , boolean first , boolean la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olBarRendererBase.getImage( FacesContext facesContext , String name , String iconSize , boolean disabled , boolean selecte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ToolBarRendererBase.getFixedHeight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oolBarRendererBase.getAnchorClass(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